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6.24pt" fo:break-before="auto" style:use-optimal-row-height="true"/>
    </style:style>
    <style:style style:name="ro5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1"/>
    <style:style style:name="ce31" style:family="table-cell" style:parent-style-name="Default" style:data-style-name="N11"/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43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5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6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9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50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52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53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5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6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7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8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60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1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2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3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64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65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6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7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8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9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70" style:family="table-cell" style:parent-style-name="Default" style:data-style-name="N121">
      <style:map style:condition="cell-content()&gt;[.E6]*1.25" style:apply-style-name="Good" style:base-cell-address="Sheet1.I6"/>
    </style:style>
    <style:style style:name="ce71" style:family="table-cell" style:parent-style-name="Default" style:data-style-name="N121">
      <style:map style:condition="cell-content()&gt;[.E7]*1.25" style:apply-style-name="Good" style:base-cell-address="Sheet1.I7"/>
    </style:style>
    <style:style style:name="ce72" style:family="table-cell" style:parent-style-name="Default" style:data-style-name="N121">
      <style:map style:condition="cell-content()&gt;[.E8]*1.25" style:apply-style-name="Good" style:base-cell-address="Sheet1.I8"/>
    </style:style>
    <style:style style:name="ce73" style:family="table-cell" style:parent-style-name="Default" style:data-style-name="N121">
      <style:map style:condition="cell-content()&gt;[.E9]*1.25" style:apply-style-name="Good" style:base-cell-address="Sheet1.I9"/>
    </style:style>
    <style:style style:name="ce74" style:family="table-cell" style:parent-style-name="Default" style:data-style-name="N121">
      <style:map style:condition="cell-content()&gt;[.E10]*1.25" style:apply-style-name="Good" style:base-cell-address="Sheet1.I10"/>
    </style:style>
    <style:style style:name="ce75" style:family="table-cell" style:parent-style-name="Default" style:data-style-name="N121">
      <style:map style:condition="cell-content()&gt;[.E11]*1.25" style:apply-style-name="Good" style:base-cell-address="Sheet1.I11"/>
    </style:style>
    <style:style style:name="ce76" style:family="table-cell" style:parent-style-name="Default" style:data-style-name="N121">
      <style:map style:condition="cell-content()&gt;[.E12]*1.25" style:apply-style-name="Good" style:base-cell-address="Sheet1.I12"/>
    </style:style>
    <style:style style:name="ce77" style:family="table-cell" style:parent-style-name="Default" style:data-style-name="N121">
      <style:map style:condition="cell-content()&gt;[.E13]*1.25" style:apply-style-name="Good" style:base-cell-address="Sheet1.I13"/>
    </style:style>
    <style:style style:name="ce78" style:family="table-cell" style:parent-style-name="Default" style:data-style-name="N121">
      <style:map style:condition="cell-content()&gt;[.E14]*1.25" style:apply-style-name="Good" style:base-cell-address="Sheet1.I14"/>
    </style:style>
    <style:style style:name="ce79" style:family="table-cell" style:parent-style-name="Default" style:data-style-name="N121">
      <style:map style:condition="cell-content()&gt;[.E15]*1.25" style:apply-style-name="Good" style:base-cell-address="Sheet1.I15"/>
    </style:style>
    <style:style style:name="ce80" style:family="table-cell" style:parent-style-name="Default" style:data-style-name="N121">
      <style:map style:condition="cell-content()&gt;[.E16]*1.25" style:apply-style-name="Good" style:base-cell-address="Sheet1.I16"/>
    </style:style>
    <style:style style:name="ce81" style:family="table-cell" style:parent-style-name="Default" style:data-style-name="N121">
      <style:map style:condition="cell-content()&gt;[.E17]*1.25" style:apply-style-name="Good" style:base-cell-address="Sheet1.I17"/>
    </style:style>
    <style:style style:name="ce82" style:family="table-cell" style:parent-style-name="Default" style:data-style-name="N121">
      <style:map style:condition="cell-content()&gt;[.E18]*1.25" style:apply-style-name="Good" style:base-cell-address="Sheet1.I18"/>
    </style:style>
    <style:style style:name="ce83" style:family="table-cell" style:parent-style-name="Default" style:data-style-name="N121">
      <style:map style:condition="cell-content()&gt;[.E19]*1.25" style:apply-style-name="Good" style:base-cell-address="Sheet1.I19"/>
    </style:style>
    <style:style style:name="ce84" style:family="table-cell" style:parent-style-name="Default" style:data-style-name="N121">
      <style:map style:condition="cell-content()&gt;[.E20]*1.25" style:apply-style-name="Good" style:base-cell-address="Sheet1.I20"/>
    </style:style>
    <style:style style:name="ce85" style:family="table-cell" style:parent-style-name="Default" style:data-style-name="N121">
      <style:map style:condition="cell-content()&gt;[.E21]*1.25" style:apply-style-name="Good" style:base-cell-address="Sheet1.I21"/>
    </style:style>
    <style:style style:name="ce86" style:family="table-cell" style:parent-style-name="Default" style:data-style-name="N121">
      <style:map style:condition="cell-content()&gt;[.E22]*1.25" style:apply-style-name="Good" style:base-cell-address="Sheet1.I22"/>
    </style:style>
    <style:style style:name="ce87" style:family="table-cell" style:parent-style-name="Default" style:data-style-name="N121">
      <style:map style:condition="cell-content()&gt;[.E23]*1.25" style:apply-style-name="Good" style:base-cell-address="Sheet1.I23"/>
    </style:style>
    <style:style style:name="ce88" style:family="table-cell" style:parent-style-name="Default" style:data-style-name="N121">
      <style:map style:condition="cell-content()&gt;[.E24]*1.25" style:apply-style-name="Good" style:base-cell-address="Sheet1.I24"/>
    </style:style>
    <style:style style:name="ce89" style:family="table-cell" style:parent-style-name="Default" style:data-style-name="N121">
      <style:map style:condition="cell-content()&gt;[.E28]*1.25" style:apply-style-name="Good" style:base-cell-address="Sheet1.I28"/>
    </style:style>
    <style:style style:name="ce90" style:family="table-cell" style:parent-style-name="Default" style:data-style-name="N121">
      <style:map style:condition="cell-content()&gt;0" style:apply-style-name="Bad" style:base-cell-address="Sheet1.J6"/>
    </style:style>
    <style:style style:name="ce91" style:family="table-cell" style:parent-style-name="Default" style:data-style-name="N121">
      <style:map style:condition="cell-content()&gt;0" style:apply-style-name="Bad" style:base-cell-address="Sheet1.J7"/>
    </style:style>
    <style:style style:name="ce92" style:family="table-cell" style:parent-style-name="Default" style:data-style-name="N121">
      <style:map style:condition="cell-content()&gt;0" style:apply-style-name="Bad" style:base-cell-address="Sheet1.J8"/>
    </style:style>
    <style:style style:name="ce93" style:family="table-cell" style:parent-style-name="Default" style:data-style-name="N121">
      <style:map style:condition="cell-content()&gt;0" style:apply-style-name="Bad" style:base-cell-address="Sheet1.J9"/>
    </style:style>
    <style:style style:name="ce94" style:family="table-cell" style:parent-style-name="Default" style:data-style-name="N121">
      <style:map style:condition="cell-content()&gt;0" style:apply-style-name="Bad" style:base-cell-address="Sheet1.J10"/>
    </style:style>
    <style:style style:name="ce95" style:family="table-cell" style:parent-style-name="Default" style:data-style-name="N121">
      <style:map style:condition="cell-content()&gt;0" style:apply-style-name="Bad" style:base-cell-address="Sheet1.J11"/>
    </style:style>
    <style:style style:name="ce96" style:family="table-cell" style:parent-style-name="Default" style:data-style-name="N121">
      <style:map style:condition="cell-content()&gt;0" style:apply-style-name="Bad" style:base-cell-address="Sheet1.J12"/>
    </style:style>
    <style:style style:name="ce97" style:family="table-cell" style:parent-style-name="Default" style:data-style-name="N121">
      <style:map style:condition="cell-content()&gt;0" style:apply-style-name="Bad" style:base-cell-address="Sheet1.J13"/>
    </style:style>
    <style:style style:name="ce98" style:family="table-cell" style:parent-style-name="Default" style:data-style-name="N121">
      <style:map style:condition="cell-content()&gt;0" style:apply-style-name="Bad" style:base-cell-address="Sheet1.J14"/>
    </style:style>
    <style:style style:name="ce99" style:family="table-cell" style:parent-style-name="Default" style:data-style-name="N121">
      <style:map style:condition="cell-content()&gt;0" style:apply-style-name="Bad" style:base-cell-address="Sheet1.J15"/>
    </style:style>
    <style:style style:name="ce100" style:family="table-cell" style:parent-style-name="Default" style:data-style-name="N121">
      <style:map style:condition="cell-content()&gt;0" style:apply-style-name="Bad" style:base-cell-address="Sheet1.J16"/>
    </style:style>
    <style:style style:name="ce101" style:family="table-cell" style:parent-style-name="Default" style:data-style-name="N121">
      <style:map style:condition="cell-content()&gt;0" style:apply-style-name="Bad" style:base-cell-address="Sheet1.J17"/>
    </style:style>
    <style:style style:name="ce102" style:family="table-cell" style:parent-style-name="Default" style:data-style-name="N121">
      <style:map style:condition="cell-content()&gt;0" style:apply-style-name="Bad" style:base-cell-address="Sheet1.J18"/>
    </style:style>
    <style:style style:name="ce103" style:family="table-cell" style:parent-style-name="Default" style:data-style-name="N121">
      <style:map style:condition="cell-content()&gt;0" style:apply-style-name="Bad" style:base-cell-address="Sheet1.J19"/>
    </style:style>
    <style:style style:name="ce104" style:family="table-cell" style:parent-style-name="Default" style:data-style-name="N121">
      <style:map style:condition="cell-content()&gt;0" style:apply-style-name="Bad" style:base-cell-address="Sheet1.J20"/>
    </style:style>
    <style:style style:name="ce105" style:family="table-cell" style:parent-style-name="Default" style:data-style-name="N121">
      <style:map style:condition="cell-content()&gt;0" style:apply-style-name="Bad" style:base-cell-address="Sheet1.J21"/>
    </style:style>
    <style:style style:name="ce106" style:family="table-cell" style:parent-style-name="Default" style:data-style-name="N121">
      <style:map style:condition="cell-content()&gt;0" style:apply-style-name="Bad" style:base-cell-address="Sheet1.J22"/>
    </style:style>
    <style:style style:name="ce107" style:family="table-cell" style:parent-style-name="Default" style:data-style-name="N121">
      <style:map style:condition="cell-content()&gt;0" style:apply-style-name="Bad" style:base-cell-address="Sheet1.J23"/>
    </style:style>
    <style:style style:name="ce108" style:family="table-cell" style:parent-style-name="Default" style:data-style-name="N121">
      <style:map style:condition="cell-content()&gt;0" style:apply-style-name="Bad" style:base-cell-address="Sheet1.J24"/>
    </style:style>
    <style:style style:name="ce109" style:family="table-cell" style:parent-style-name="Default" style:data-style-name="N121">
      <style:map style:condition="cell-content()&gt;0" style:apply-style-name="Bad" style:base-cell-address="Sheet1.J28"/>
    </style:style>
    <style:style style:name="ce110" style:family="table-cell" style:parent-style-name="Default" style:data-style-name="N121">
      <style:map style:condition="cell-content()&gt;0" style:apply-style-name="Bad" style:base-cell-address="Sheet1.K6"/>
    </style:style>
    <style:style style:name="ce111" style:family="table-cell" style:parent-style-name="Default" style:data-style-name="N121">
      <style:map style:condition="cell-content()&gt;0" style:apply-style-name="Bad" style:base-cell-address="Sheet1.K7"/>
    </style:style>
    <style:style style:name="ce112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20" style:family="table-cell" style:parent-style-name="Default" style:data-style-name="N121">
      <style:map style:condition="cell-content()&gt;0" style:apply-style-name="Bad" style:base-cell-address="Sheet1.K16"/>
    </style:style>
    <style:style style:name="ce121" style:family="table-cell" style:parent-style-name="Default" style:data-style-name="N121">
      <style:map style:condition="cell-content()&gt;0" style:apply-style-name="Bad" style:base-cell-address="Sheet1.K17"/>
    </style:style>
    <style:style style:name="ce122" style:family="table-cell" style:parent-style-name="Default" style:data-style-name="N121">
      <style:map style:condition="cell-content()&gt;0" style:apply-style-name="Bad" style:base-cell-address="Sheet1.K18"/>
    </style:style>
    <style:style style:name="ce123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1"/>
    </style:style>
    <style:style style:name="ce126" style:family="table-cell" style:parent-style-name="Default" style:data-style-name="N121">
      <style:map style:condition="cell-content()&gt;0" style:apply-style-name="Bad" style:base-cell-address="Sheet1.K22"/>
    </style:style>
    <style:style style:name="ce127" style:family="table-cell" style:parent-style-name="Default" style:data-style-name="N121">
      <style:map style:condition="cell-content()&gt;0" style:apply-style-name="Bad" style:base-cell-address="Sheet1.K23"/>
    </style:style>
    <style:style style:name="ce128" style:family="table-cell" style:parent-style-name="Default" style:data-style-name="N121">
      <style:map style:condition="cell-content()&gt;0" style:apply-style-name="Bad" style:base-cell-address="Sheet1.K24"/>
    </style:style>
    <style:style style:name="ce129" style:family="table-cell" style:parent-style-name="Default" style:data-style-name="N121">
      <style:map style:condition="cell-content()&gt;0" style:apply-style-name="Bad" style:base-cell-address="Sheet1.K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8"/>
        <table:table-column table:style-name="co3" table:default-cell-style-name="ce25"/>
        <table:table-column table:style-name="co2" table:default-cell-style-name="ce32"/>
        <table:table-column table:style-name="co2" table:number-columns-repeated="2" table:default-cell-style-name="ce41"/>
        <table:table-column table:style-name="co2" table:default-cell-style-name="ce32"/>
        <table:table-column table:style-name="co4" table:default-cell-style-name="ce69"/>
        <table:table-column table:style-name="co2" table:default-cell-style-name="ce89"/>
        <table:table-column table:style-name="co2" table:default-cell-style-name="ce109"/>
        <table:table-column table:style-name="co2" table:default-cell-style-name="ce129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98" calcext:value-type="float">
            <text:p>1.298</text:p>
          </table:table-cell>
          <table:table-cell table:style-name="ce3" office:value-type="float" office:value="1.307" calcext:value-type="float">
            <text:p>1.307</text:p>
          </table:table-cell>
          <table:table-cell table:style-name="ce22" office:value-type="percentage" office:value="0.0157" calcext:value-type="percentage">
            <text:p>1.57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10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26" calcext:value-type="float" table:number-columns-spanned="4" table:number-rows-spanned="1">
            <text:p>1.32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39" calcext:value-type="percentage" table:number-columns-spanned="5" table:number-rows-spanned="1">
            <text:p>1.39%</text:p>
          </table:table-cell>
          <table:covered-table-cell table:number-columns-repeated="4" table:style-name="Default"/>
        </table:table-row>
        <table:table-row table:style-name="ro1">
          <table:table-cell table:style-name="ce7" office:value-type="string" calcext:value-type="string">
            <text:p>行业hhh</text:p>
          </table:table-cell>
          <table:table-cell table:style-name="ce7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5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房地产</text:p>
          </table:table-cell>
          <table:table-cell office:value-type="percentage" office:value="0.2245" calcext:value-type="percentage" table:number-columns-spanned="1" table:number-rows-spanned="3">
            <text:p>22.45%</text:p>
          </table:table-cell>
          <table:table-cell office:value-type="string" calcext:value-type="string">
            <text:p>融创中国</text:p>
          </table:table-cell>
          <table:table-cell office:value-type="percentage" office:value="0.1703" calcext:value-type="percentage">
            <text:p>17.03%</text:p>
          </table:table-cell>
          <table:table-cell office:value-type="float" office:value="26.26" calcext:value-type="float">
            <text:p>26.260</text:p>
          </table:table-cell>
          <table:table-cell office:value-type="float" office:value="26.964" calcext:value-type="float">
            <text:p>26.964</text:p>
          </table:table-cell>
          <table:table-cell office:value-type="percentage" office:value="0.0694" calcext:value-type="percentage">
            <text:p>6.94%</text:p>
          </table:table-cell>
          <table:table-cell table:style-name="ce45" table:formula="of:=[.F6]/[.E6]-1.0014" office:value-type="percentage" office:value="0.0254088347296266" calcext:value-type="percentage">
            <text:p>2.54%</text:p>
          </table:table-cell>
          <table:table-cell table:style-name="ce70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2.825" calcext:value-type="float">
            <text:p>32.825</text:p>
          </table:table-cell>
          <table:table-cell table:style-name="ce90" table:formula="of:=IF([.F6]&lt;[.E6]*1.25; 0; [.I6]/1.25*0.92)" office:value-type="float" office:value="0" calcext:value-type="float">
            <text:p>0.000</text:p>
          </table:table-cell>
          <table:table-cell table:style-name="ce110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泰禾集团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17.305" calcext:value-type="float">
            <text:p>17.305</text:p>
          </table:table-cell>
          <table:table-cell office:value-type="float" office:value="20.02" calcext:value-type="float">
            <text:p>20.020</text:p>
          </table:table-cell>
          <table:table-cell office:value-type="percentage" office:value="0.1931" calcext:value-type="percentage">
            <text:p>19.31%</text:p>
          </table:table-cell>
          <table:table-cell table:style-name="ce46" table:formula="of:=[.F7]/[.E7]-1.0014" office:value-type="percentage" office:value="0.155491071944525" calcext:value-type="percentage">
            <text:p>15.55%</text:p>
          </table:table-cell>
          <table:table-cell table:style-name="ce71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1.63125" calcext:value-type="float">
            <text:p>21.631</text:p>
          </table:table-cell>
          <table:table-cell table:style-name="ce91" table:formula="of:=IF([.F7]&lt;[.E7]*1.25; 0; [.I7]/1.25*0.92)" office:value-type="float" office:value="0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招商蛇口</text:p>
          </table:table-cell>
          <table:table-cell office:value-type="percentage" office:value="0.0255" calcext:value-type="percentage">
            <text:p>2.55%</text:p>
          </table:table-cell>
          <table:table-cell office:value-type="float" office:value="18.515" calcext:value-type="float">
            <text:p>18.515</text:p>
          </table:table-cell>
          <table:table-cell office:value-type="float" office:value="19.56" calcext:value-type="float">
            <text:p>19.560</text:p>
          </table:table-cell>
          <table:table-cell office:value-type="percentage" office:value="0.0077" calcext:value-type="percentage">
            <text:p>0.77%</text:p>
          </table:table-cell>
          <table:table-cell table:style-name="ce49" table:formula="of:=[.F8]/[.E8]-1.0014" office:value-type="percentage" office:value="0.0550407237375099" calcext:value-type="percentage">
            <text:p>5.50%</text:p>
          </table:table-cell>
          <table:table-cell table:style-name="ce72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23.14375" calcext:value-type="float">
            <text:p>23.144</text:p>
          </table:table-cell>
          <table:table-cell table:style-name="ce92" table:formula="of:=IF([.F8]&lt;[.E8]*1.25; 0; [.I8]/1.25*0.92)" office:value-type="float" office:value="0" calcext:value-type="float">
            <text:p>0.000</text:p>
          </table:table-cell>
          <table:table-cell table:style-name="ce11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银行</text:p>
          </table:table-cell>
          <table:table-cell office:value-type="percentage" office:value="0.1459" calcext:value-type="percentage" table:number-columns-spanned="1" table:number-rows-spanned="3">
            <text:p>14.59%</text:p>
          </table:table-cell>
          <table:table-cell office:value-type="string" calcext:value-type="string">
            <text:p>民生银行</text:p>
          </table:table-cell>
          <table:table-cell office:value-type="percentage" office:value="0.0655" calcext:value-type="percentage">
            <text:p>6.55%</text:p>
          </table:table-cell>
          <table:table-cell office:value-type="float" office:value="8.582" calcext:value-type="float">
            <text:p>8.582</text:p>
          </table:table-cell>
          <table:table-cell office:value-type="float" office:value="8.39" calcext:value-type="float">
            <text:p>8.390</text:p>
          </table:table-cell>
          <table:table-cell office:value-type="percentage" office:value="-0.0094" calcext:value-type="percentage">
            <text:p>-0.94%</text:p>
          </table:table-cell>
          <table:table-cell table:style-name="ce50" table:formula="of:=[.F9]/[.E9]-1.0014" office:value-type="percentage" office:value="-0.0237724073642508" calcext:value-type="percentage">
            <text:p>-2.38%</text:p>
          </table:table-cell>
          <table:table-cell table:style-name="ce73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0.7275" calcext:value-type="float">
            <text:p>10.728</text:p>
          </table:table-cell>
          <table:table-cell table:style-name="ce93" table:formula="of:=IF([.F9]&lt;[.E9]*1.25; 0; [.I9]/1.25*0.92)" office:value-type="float" office:value="0" calcext:value-type="float">
            <text:p>0.000</text:p>
          </table:table-cell>
          <table:table-cell table:style-name="ce113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3.3" calcext:value-type="float">
            <text:p>13.300</text:p>
          </table:table-cell>
          <table:table-cell office:value-type="percentage" office:value="-0.0163" calcext:value-type="percentage">
            <text:p>-1.63%</text:p>
          </table:table-cell>
          <table:table-cell table:style-name="ce52" table:formula="of:=[.F10]/[.E10]-1.0014" office:value-type="percentage" office:value="0.194535617300602" calcext:value-type="percentage">
            <text:p>19.45%</text:p>
          </table:table-cell>
          <table:table-cell table:style-name="ce74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3.90125" calcext:value-type="float">
            <text:p>13.901</text:p>
          </table:table-cell>
          <table:table-cell table:style-name="ce94" table:formula="of:=IF([.F10]&lt;[.E10]*1.25; 0; [.I10]/1.25*0.92)" office:value-type="float" office:value="0" calcext:value-type="float">
            <text:p>0.000</text:p>
          </table:table-cell>
          <table:table-cell table:style-name="ce114" office:value-type="float" office:value="12.789" calcext:value-type="float">
            <text:p>12.789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招商银行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27.657" calcext:value-type="float">
            <text:p>27.657</text:p>
          </table:table-cell>
          <table:table-cell office:value-type="float" office:value="29.02" calcext:value-type="float">
            <text:p>29.020</text:p>
          </table:table-cell>
          <table:table-cell office:value-type="percentage" office:value="-0.0092" calcext:value-type="percentage">
            <text:p>-0.92%</text:p>
          </table:table-cell>
          <table:table-cell table:style-name="ce53" table:formula="of:=[.F11]/[.E11]-1.0014" office:value-type="percentage" office:value="0.0478822793506164" calcext:value-type="percentage">
            <text:p>4.79%</text:p>
          </table:table-cell>
          <table:table-cell table:style-name="ce75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34.57125" calcext:value-type="float">
            <text:p>34.571</text:p>
          </table:table-cell>
          <table:table-cell table:style-name="ce95" table:formula="of:=IF([.F11]&lt;[.E11]*1.25; 0; [.I11]/1.25*0.92)" office:value-type="float" office:value="0" calcext:value-type="float">
            <text:p>0.000</text:p>
          </table:table-cell>
          <table:table-cell table:style-name="ce11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7">
            <text:p>其他</text:p>
          </table:table-cell>
          <table:table-cell office:value-type="percentage" office:value="0.0841" calcext:value-type="percentage" table:number-columns-spanned="1" table:number-rows-spanned="7">
            <text:p>8.41%</text:p>
          </table:table-cell>
          <table:table-cell office:value-type="string" calcext:value-type="string">
            <text:p>IGG</text:p>
          </table:table-cell>
          <table:table-cell office:value-type="percentage" office:value="0.0622" calcext:value-type="percentage">
            <text:p>6.22%</text:p>
          </table:table-cell>
          <table:table-cell office:value-type="float" office:value="7.102" calcext:value-type="float">
            <text:p>7.102</text:p>
          </table:table-cell>
          <table:table-cell office:value-type="float" office:value="7.035" calcext:value-type="float">
            <text:p>7.035</text:p>
          </table:table-cell>
          <table:table-cell office:value-type="percentage" office:value="-0.0129" calcext:value-type="percentage">
            <text:p>-1.29%</text:p>
          </table:table-cell>
          <table:table-cell table:style-name="ce55" table:formula="of:=[.F12]/[.E12]-1.0014" office:value-type="percentage" office:value="-0.010833962264151" calcext:value-type="percentage">
            <text:p>-1.08%</text:p>
          </table:table-cell>
          <table:table-cell table:style-name="ce76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8.8775" calcext:value-type="float">
            <text:p>8.878</text:p>
          </table:table-cell>
          <table:table-cell table:style-name="ce96" table:formula="of:=IF([.F12]&lt;[.E12]*1.25; 0; [.I12]/1.25*0.92)" office:value-type="float" office:value="0" calcext:value-type="float">
            <text:p>0.000</text:p>
          </table:table-cell>
          <table:table-cell table:style-name="ce116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中国华融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3.141" calcext:value-type="float">
            <text:p>3.141</text:p>
          </table:table-cell>
          <table:table-cell office:value-type="float" office:value="3.076" calcext:value-type="float">
            <text:p>3.076</text:p>
          </table:table-cell>
          <table:table-cell office:value-type="percentage" office:value="0.0279" calcext:value-type="percentage">
            <text:p>2.79%</text:p>
          </table:table-cell>
          <table:table-cell table:style-name="ce56" table:formula="of:=[.F13]/[.E13]-1.0014" office:value-type="percentage" office:value="-0.0220940464820122" calcext:value-type="percentage">
            <text:p>-2.21%</text:p>
          </table:table-cell>
          <table:table-cell table:style-name="ce77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3.92625" calcext:value-type="float">
            <text:p>3.926</text:p>
          </table:table-cell>
          <table:table-cell table:style-name="ce97" table:formula="of:=IF([.F13]&lt;[.E13]*1.25; 0; [.I13]/1.25*0.92)" office:value-type="float" office:value="0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 table:style-name="Default"/>
          <table:table-cell office:value-type="string" calcext:value-type="string">
            <text:p>水晶发债</text:p>
          </table:table-cell>
          <table:table-cell office:value-type="percentage" office:value="0.0013" calcext:value-type="percentage">
            <text:p>0.13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7.915" calcext:value-type="float">
            <text:p>97.915</text:p>
          </table:table-cell>
          <table:table-cell office:value-type="percentage" office:value="-0.0238" calcext:value-type="percentage">
            <text:p>-2.38%</text:p>
          </table:table-cell>
          <table:table-cell table:style-name="ce57" table:formula="of:=[.F14]/[.E14]-1.0014" office:value-type="percentage" office:value="-0.02225" calcext:value-type="percentage">
            <text:p>-2.23%</text:p>
          </table:table-cell>
          <table:table-cell table:style-name="ce78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25" calcext:value-type="float">
            <text:p>125.000</text:p>
          </table:table-cell>
          <table:table-cell table:style-name="ce98" table:formula="of:=IF([.F14]&lt;[.E14]*1.25; 0; [.I14]/1.25*0.92)" office:value-type="float" office:value="0" calcext:value-type="float">
            <text:p>0.000</text:p>
          </table:table-cell>
          <table:table-cell table:style-name="ce118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 table:style-name="Default"/>
          <table:table-cell office:value-type="string" calcext:value-type="string">
            <text:p>众信发债</text:p>
          </table:table-cell>
          <table:table-cell office:value-type="percentage" office:value="0.0013" calcext:value-type="percentage">
            <text:p>0.13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3.562" calcext:value-type="float">
            <text:p>103.562</text:p>
          </table:table-cell>
          <table:table-cell office:value-type="percentage" office:value="0.0342" calcext:value-type="percentage">
            <text:p>3.42%</text:p>
          </table:table-cell>
          <table:table-cell table:style-name="ce58" table:formula="of:=[.F15]/[.E15]-1.0014" office:value-type="percentage" office:value="0.0342199999999999" calcext:value-type="percentage">
            <text:p>3.42%</text:p>
          </table:table-cell>
          <table:table-cell table:style-name="ce79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99" table:formula="of:=IF([.F15]&lt;[.E15]*1.25; 0; [.I15]/1.25*0.92)" office:value-type="float" office:value="0" calcext:value-type="float">
            <text:p>0.000</text:p>
          </table:table-cell>
          <table:table-cell table:style-name="ce119" office:value-type="float" office:value="0" calcext:value-type="float">
            <text:p>0.000</text:p>
          </table:table-cell>
        </table:table-row>
        <table:table-row table:style-name="ro4">
          <table:covered-table-cell table:style-name="ce11"/>
          <table:covered-table-cell table:style-name="Default"/>
          <table:table-cell office:value-type="string" calcext:value-type="string">
            <text:p>宁行发债1</text:p>
          </table:table-cell>
          <table:table-cell office:value-type="percentage" office:value="0.0013" calcext:value-type="percentage">
            <text:p>0.13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style-name="ce60" table:formula="of:=[.F16]/[.E16]-1.0014" office:value-type="percentage" office:value="-0.00140000000000007" calcext:value-type="percentage">
            <text:p>-0.14%</text:p>
          </table:table-cell>
          <table:table-cell table:style-name="ce80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125" calcext:value-type="float">
            <text:p>125.000</text:p>
          </table:table-cell>
          <table:table-cell table:style-name="ce100" table:formula="of:=IF([.F16]&lt;[.E16]*1.25; 0; [.I16]/1.25*0.92)" office:value-type="float" office:value="0" calcext:value-type="float">
            <text:p>0.000</text:p>
          </table:table-cell>
          <table:table-cell table:style-name="ce120" office:value-type="float" office:value="0" calcext:value-type="float">
            <text:p>0.000</text:p>
          </table:table-cell>
        </table:table-row>
        <table:table-row table:style-name="ro4">
          <table:covered-table-cell table:style-name="ce11"/>
          <table:covered-table-cell table:style-name="Default"/>
          <table:table-cell office:value-type="string" calcext:value-type="string">
            <text:p>宁行发债2</text:p>
          </table:table-cell>
          <table:table-cell office:value-type="percentage" office:value="0.0013" calcext:value-type="percentage">
            <text:p>0.13%</text:p>
          </table:table-cell>
          <table:table-cell table:number-columns-repeated="2" table:style-name="Default" office:value-type="float" office:value="100" calcext:value-type="float">
            <text:p>100</text:p>
          </table:table-cell>
          <table:table-cell office:value-type="percentage" office:value="0" calcext:value-type="percentage">
            <text:p>0.00%</text:p>
          </table:table-cell>
          <table:table-cell table:style-name="ce61" table:formula="of:=[.F17]/[.E17]-1.0014" office:value-type="percentage" office:value="-0.00140000000000007" calcext:value-type="percentage">
            <text:p>-0.14%</text:p>
          </table:table-cell>
          <table:table-cell table:style-name="ce81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125" calcext:value-type="float">
            <text:p>125.000</text:p>
          </table:table-cell>
          <table:table-cell table:style-name="ce101" table:formula="of:=IF([.F17]&lt;[.E17]*1.25; 0; [.I17]/1.25*0.92)" office:value-type="float" office:value="0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 table:style-name="Default"/>
          <table:table-cell office:value-type="string" calcext:value-type="string">
            <text:p>久立发债</text:p>
          </table:table-cell>
          <table:table-cell office:value-type="percentage" office:value="0.0012" calcext:value-type="percentage">
            <text:p>0.12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5.001" calcext:value-type="float">
            <text:p>95.001</text:p>
          </table:table-cell>
          <table:table-cell office:value-type="percentage" office:value="-0.0218" calcext:value-type="percentage">
            <text:p>-2.18%</text:p>
          </table:table-cell>
          <table:table-cell table:style-name="ce62" table:formula="of:=[.F18]/[.E18]-1.0014" office:value-type="percentage" office:value="-0.0513900000000001" calcext:value-type="percentage">
            <text:p>-5.14%</text:p>
          </table:table-cell>
          <table:table-cell table:style-name="ce82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125" calcext:value-type="float">
            <text:p>125.000</text:p>
          </table:table-cell>
          <table:table-cell table:style-name="ce102" table:formula="of:=IF([.F18]&lt;[.E18]*1.25; 0; [.I18]/1.25*0.92)" office:value-type="float" office:value="0" calcext:value-type="float">
            <text:p>0.000</text:p>
          </table:table-cell>
          <table:table-cell table:style-name="ce12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<text:s/>交通运输</text:p>
          </table:table-cell>
          <table:table-cell office:value-type="percentage" office:value="0.0785" calcext:value-type="percentage">
            <text:p>7.85%</text:p>
          </table:table-cell>
          <table:table-cell table:style-name="ce24" office:value-type="string" calcext:value-type="string">
            <text:p>白云机场</text:p>
          </table:table-cell>
          <table:table-cell table:style-name="ce31" office:value-type="percentage" office:value="0.0785" calcext:value-type="percentage">
            <text:p>7.85%</text:p>
          </table:table-cell>
          <table:table-cell table:style-name="ce33" office:value-type="float" office:value="12.974" calcext:value-type="float">
            <text:p>12.974</text:p>
          </table:table-cell>
          <table:table-cell table:style-name="ce33" office:value-type="float" office:value="14.7" calcext:value-type="float">
            <text:p>14.700</text:p>
          </table:table-cell>
          <table:table-cell table:style-name="ce31" office:value-type="percentage" office:value="0.0014" calcext:value-type="percentage">
            <text:p>0.14%</text:p>
          </table:table-cell>
          <table:table-cell table:style-name="ce63" table:formula="of:=[.F19]/[.E19]-1.0014" office:value-type="percentage" office:value="0.131635301371975" calcext:value-type="percentage">
            <text:p>13.16%</text:p>
          </table:table-cell>
          <table:table-cell table:style-name="ce83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16.2175" calcext:value-type="float">
            <text:p>16.218</text:p>
          </table:table-cell>
          <table:table-cell table:style-name="ce103" table:formula="of:=IF([.F19]&lt;[.E19]*1.25; 0; [.I19]/1.25*0.92)" office:value-type="float" office:value="0" calcext:value-type="float">
            <text:p>0.000</text:p>
          </table:table-cell>
          <table:table-cell table:style-name="ce12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电子</text:p>
          </table:table-cell>
          <table:table-cell office:value-type="percentage" office:value="0.0738" calcext:value-type="percentage">
            <text:p>7.38%</text:p>
          </table:table-cell>
          <table:table-cell office:value-type="string" calcext:value-type="string">
            <text:p>北京君正</text:p>
          </table:table-cell>
          <table:table-cell office:value-type="percentage" office:value="0.0738" calcext:value-type="percentage">
            <text:p>7.38%</text:p>
          </table:table-cell>
          <table:table-cell office:value-type="float" office:value="15.41" calcext:value-type="float">
            <text:p>15.410</text:p>
          </table:table-cell>
          <table:table-cell office:value-type="float" office:value="35.44" calcext:value-type="float">
            <text:p>35.440</text:p>
          </table:table-cell>
          <table:table-cell office:value-type="percentage" office:value="0.0269" calcext:value-type="percentage">
            <text:p>2.69%</text:p>
          </table:table-cell>
          <table:table-cell table:style-name="ce64" table:formula="of:=[.F20]/[.E20]-1.0014" office:value-type="percentage" office:value="1.29840532121999" calcext:value-type="percentage">
            <text:p>129.84%</text:p>
          </table:table-cell>
          <table:table-cell table:style-name="ce84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37.6220703125" calcext:value-type="float">
            <text:p>37.622</text:p>
          </table:table-cell>
          <table:table-cell table:style-name="ce104" table:formula="of:=IF([.F20]&lt;[.E20]*1.25; 0; [.I20]/1.25*0.92)" office:value-type="float" office:value="27.68984375" calcext:value-type="float">
            <text:p>27.690</text:p>
          </table:table-cell>
          <table:table-cell table:style-name="ce124" office:value-type="float" office:value="0" calcext:value-type="float">
            <text:p>0.000</text:p>
          </table:table-cell>
        </table:table-row>
        <table:table-row table:style-name="ro5">
          <table:table-cell table:style-name="ce5" office:value-type="string" calcext:value-type="string">
            <text:p>非银金融</text:p>
          </table:table-cell>
          <table:table-cell office:value-type="percentage" office:value="0.0638" calcext:value-type="percentage">
            <text:p>6.38%</text:p>
          </table:table-cell>
          <table:table-cell table:style-name="ce24" office:value-type="string" calcext:value-type="string">
            <text:p>中国平安</text:p>
          </table:table-cell>
          <table:table-cell table:style-name="ce31" office:value-type="percentage" office:value="0.0638" calcext:value-type="percentage">
            <text:p>6.38%</text:p>
          </table:table-cell>
          <table:table-cell table:style-name="ce33" office:value-type="float" office:value="65.418" calcext:value-type="float">
            <text:p>65.418</text:p>
          </table:table-cell>
          <table:table-cell table:style-name="ce33" office:value-type="float" office:value="69.98" calcext:value-type="float">
            <text:p>69.980</text:p>
          </table:table-cell>
          <table:table-cell table:style-name="ce31" office:value-type="percentage" office:value="-0.0546" calcext:value-type="percentage">
            <text:p>-5.46%</text:p>
          </table:table-cell>
          <table:table-cell table:style-name="ce65" table:formula="of:=[.F21]/[.E21]-1.0014" office:value-type="percentage" office:value="0.0683361582439084" calcext:value-type="percentage">
            <text:p>6.83%</text:p>
          </table:table-cell>
          <table:table-cell table:style-name="ce85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81.7725" calcext:value-type="float">
            <text:p>81.773</text:p>
          </table:table-cell>
          <table:table-cell table:style-name="ce105" table:formula="of:=IF([.F21]&lt;[.E21]*1.25; 0; [.I21]/1.25*0.92)" office:value-type="float" office:value="0" calcext:value-type="float">
            <text:p>0.000</text:p>
          </table:table-cell>
          <table:table-cell table:style-name="ce125" office:value-type="float" office:value="60.18" calcext:value-type="float">
            <text:p>60.18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554" calcext:value-type="percentage">
            <text:p>5.54%</text:p>
          </table:table-cell>
          <table:table-cell table:style-name="ce24" office:value-type="string" calcext:value-type="string">
            <text:p>国投电力</text:p>
          </table:table-cell>
          <table:table-cell table:style-name="ce31" office:value-type="percentage" office:value="0.0554" calcext:value-type="percentage">
            <text:p>5.54%</text:p>
          </table:table-cell>
          <table:table-cell table:style-name="ce33" office:value-type="float" office:value="7.682" calcext:value-type="float">
            <text:p>7.682</text:p>
          </table:table-cell>
          <table:table-cell table:style-name="ce33" office:value-type="float" office:value="7.34" calcext:value-type="float">
            <text:p>7.340</text:p>
          </table:table-cell>
          <table:table-cell table:style-name="ce31" office:value-type="percentage" office:value="-0.0174" calcext:value-type="percentage">
            <text:p>-1.74%</text:p>
          </table:table-cell>
          <table:table-cell table:style-name="ce66" table:formula="of:=[.F22]/[.E22]-1.0014" office:value-type="percentage" office:value="-0.045919656339495" calcext:value-type="percentage">
            <text:p>-4.59%</text:p>
          </table:table-cell>
          <table:table-cell table:style-name="ce86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9.6025" calcext:value-type="float">
            <text:p>9.603</text:p>
          </table:table-cell>
          <table:table-cell table:style-name="ce106" table:formula="of:=IF([.F22]&lt;[.E22]*1.25; 0; [.I22]/1.25*0.92)" office:value-type="float" office:value="0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office:value-type="percentage" office:value="0.0258" calcext:value-type="percentage">
            <text:p>2.58%</text:p>
          </table:table-cell>
          <table:table-cell office:value-type="string" calcext:value-type="string">
            <text:p>泸州老窖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6" calcext:value-type="float">
            <text:p>66.000</text:p>
          </table:table-cell>
          <table:table-cell office:value-type="percentage" office:value="-0.0018" calcext:value-type="percentage">
            <text:p>-0.18%</text:p>
          </table:table-cell>
          <table:table-cell table:style-name="ce67" table:formula="of:=[.F23]/[.E23]-1.0014" office:value-type="percentage" office:value="-0.0165752540400197" calcext:value-type="percentage">
            <text:p>-1.66%</text:p>
          </table:table-cell>
          <table:table-cell table:style-name="ce87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83.77125" calcext:value-type="float">
            <text:p>83.771</text:p>
          </table:table-cell>
          <table:table-cell table:style-name="ce107" table:formula="of:=IF([.F23]&lt;[.E23]*1.25; 0; [.I23]/1.25*0.92)" office:value-type="float" office:value="0" calcext:value-type="float">
            <text:p>0.000</text:p>
          </table:table-cell>
          <table:table-cell table:style-name="ce12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office:value-type="percentage" office:value="0.0202" calcext:value-type="percentage">
            <text:p>2.02%</text:p>
          </table:table-cell>
          <table:table-cell office:value-type="string" calcext:value-type="string">
            <text:p>东方财富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14.78" calcext:value-type="float">
            <text:p>14.780</text:p>
          </table:table-cell>
          <table:table-cell office:value-type="float" office:value="12.95" calcext:value-type="float">
            <text:p>12.950</text:p>
          </table:table-cell>
          <table:table-cell office:value-type="percentage" office:value="0.0039" calcext:value-type="percentage">
            <text:p>0.39%</text:p>
          </table:table-cell>
          <table:table-cell table:style-name="ce68" table:formula="of:=[.F24]/[.E24]-1.0014" office:value-type="percentage" office:value="-0.125215967523681" calcext:value-type="percentage">
            <text:p>-12.52%</text:p>
          </table:table-cell>
          <table:table-cell table:style-name="ce88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18.475" calcext:value-type="float">
            <text:p>18.475</text:p>
          </table:table-cell>
          <table:table-cell table:style-name="ce108" table:formula="of:=IF([.F24]&lt;[.E24]*1.25; 0; [.I24]/1.25*0.92)" office:value-type="float" office:value="0" calcext:value-type="float">
            <text:p>0.000</text:p>
          </table:table-cell>
          <table:table-cell table:style-name="ce128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10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16" calcext:value-type="float" table:number-columns-spanned="4" table:number-rows-spanned="1">
            <text:p>1.21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333" calcext:value-type="percentage" table:number-columns-spanned="5" table:number-rows-spanned="1">
            <text:p>3.33%</text:p>
          </table:table-cell>
          <table:covered-table-cell table:number-columns-repeated="4" table:style-name="Default"/>
        </table:table-row>
        <table:table-row table:style-name="ro1">
          <table:table-cell table:style-name="ce7" office:value-type="string" calcext:value-type="string">
            <text:p>行业hhh</text:p>
          </table:table-cell>
          <table:table-cell table:style-name="ce7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电商</text:p>
          </table:table-cell>
          <table:table-cell office:value-type="percentage" office:value="0.0778" calcext:value-type="percentage" table:number-columns-spanned="1" table:number-rows-spanned="2">
            <text:p>7.78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395" calcext:value-type="percentage">
            <text:p>3.95%</text:p>
          </table:table-cell>
          <table:table-cell table:style-name="ce43" office:value-type="float" office:value="174.8351" calcext:value-type="float">
            <text:p>174.8351</text:p>
          </table:table-cell>
          <table:table-cell table:style-name="ce43" office:value-type="float" office:value="172.5" calcext:value-type="float">
            <text:p>172.5000</text:p>
          </table:table-cell>
          <table:table-cell office:value-type="percentage" office:value="-0.0219" calcext:value-type="percentage">
            <text:p>-2.19%</text:p>
          </table:table-cell>
          <table:table-cell table:formula="of:=[.F28]/[.E28]-1.0014" office:value-type="percentage" office:value="-0.0147560137523873" calcext:value-type="percentage">
            <text:p>-1.48%</text:p>
          </table:table-cell>
          <table:table-cell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218.543875" calcext:value-type="float">
            <text:p>218.544</text:p>
          </table:table-cell>
          <table:table-cell table:formula="of:=IF([.F28]&lt;[.E28]*1.25; 0; [.I2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 table:style-name="ce13"/>
          <table:table-cell table:style-name="ce22" office:value-type="string" calcext:value-type="string">
            <text:p>聚美优品</text:p>
          </table:table-cell>
          <table:table-cell office:value-type="percentage" office:value="0.0383" calcext:value-type="percentage">
            <text:p>3.83%</text:p>
          </table:table-cell>
          <table:table-cell table:style-name="ce43" office:value-type="float" office:value="2.6296" calcext:value-type="float">
            <text:p>2.6296</text:p>
          </table:table-cell>
          <table:table-cell table:style-name="ce43" office:value-type="float" office:value="2.92" calcext:value-type="float">
            <text:p>2.9200</text:p>
          </table:table-cell>
          <table:table-cell office:value-type="percentage" office:value="-0.0135" calcext:value-type="percentage">
            <text:p>-1.35%</text:p>
          </table:table-cell>
          <table:table-cell table:formula="of:=[.F29]/[.E29]-1.0014" office:value-type="percentage" office:value="0.109035047155461" calcext:value-type="percentage">
            <text:p>10.90%</text:p>
          </table:table-cell>
          <table:table-cell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3.287" calcext:value-type="float">
            <text:p>3.287</text:p>
          </table:table-cell>
          <table:table-cell table:formula="of:=IF([.F29]&lt;[.E29]*1.25; 0; [.I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地产</text:p>
          </table:table-cell>
          <table:table-cell office:value-type="percentage" office:value="0.0641" calcext:value-type="percentage" table:number-columns-spanned="1" table:number-rows-spanned="2">
            <text:p>6.41%</text:p>
          </table:table-cell>
          <table:table-cell table:style-name="ce22" office:value-type="string" calcext:value-type="string">
            <text:p>融创中国</text:p>
          </table:table-cell>
          <table:table-cell office:value-type="percentage" office:value="0.035" calcext:value-type="percentage">
            <text:p>3.50%</text:p>
          </table:table-cell>
          <table:table-cell table:style-name="ce43" office:value-type="float" office:value="20.9899" calcext:value-type="float">
            <text:p>20.9899</text:p>
          </table:table-cell>
          <table:table-cell table:style-name="ce43" office:value-type="float" office:value="32.26" calcext:value-type="float">
            <text:p>32.2600</text:p>
          </table:table-cell>
          <table:table-cell office:value-type="percentage" office:value="0.0694" calcext:value-type="percentage">
            <text:p>6.94%</text:p>
          </table:table-cell>
          <table:table-cell table:formula="of:=[.F30]/[.E30]-1.0014" office:value-type="percentage" office:value="0.535529666172778" calcext:value-type="percentage">
            <text:p>53.55%</text:p>
          </table:table-cell>
          <table:table-cell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32.79671875" calcext:value-type="float">
            <text:p>32.797</text:p>
          </table:table-cell>
          <table:table-cell table:formula="of:=IF([.F30]&lt;[.E30]*1.25; 0; [.I30]/1.25*0.92)" office:value-type="float" office:value="24.138385" calcext:value-type="float">
            <text:p>24.138</text:p>
          </table:table-cell>
          <table:table-cell office:value-type="float" office:value="24.138" calcext:value-type="float">
            <text:p>24.138</text:p>
          </table:table-cell>
        </table:table-row>
        <table:table-row table:style-name="ro2">
          <table:covered-table-cell/>
          <table:covered-table-cell table:style-name="ce19"/>
          <table:table-cell table:style-name="ce22" office:value-type="string" calcext:value-type="string">
            <text:p>中国恒大</text:p>
          </table:table-cell>
          <table:table-cell office:value-type="percentage" office:value="0.0291" calcext:value-type="percentage">
            <text:p>2.91%</text:p>
          </table:table-cell>
          <table:table-cell table:style-name="ce43" office:value-type="float" office:value="25.8992" calcext:value-type="float">
            <text:p>25.8992</text:p>
          </table:table-cell>
          <table:table-cell table:style-name="ce43" office:value-type="float" office:value="26.81" calcext:value-type="float">
            <text:p>26.8100</text:p>
          </table:table-cell>
          <table:table-cell office:value-type="percentage" office:value="0.0845" calcext:value-type="percentage">
            <text:p>8.45%</text:p>
          </table:table-cell>
          <table:table-cell table:formula="of:=[.F31]/[.E31]-1.0014" office:value-type="percentage" office:value="0.0337671094087848" calcext:value-type="percentage">
            <text:p>3.38%</text:p>
          </table:table-cell>
          <table:table-cell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32.374" calcext:value-type="float">
            <text:p>32.374</text:p>
          </table:table-cell>
          <table:table-cell table:formula="of:=IF([.F31]&lt;[.E31]*1.25; 0; [.I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409" calcext:value-type="percentage">
            <text:p>4.09%</text:p>
          </table:table-cell>
          <table:table-cell table:style-name="ce22" office:value-type="string" calcext:value-type="string">
            <text:p>中国黄金国际</text:p>
          </table:table-cell>
          <table:table-cell office:value-type="percentage" office:value="0.0409" calcext:value-type="percentage">
            <text:p>4.09%</text:p>
          </table:table-cell>
          <table:table-cell table:style-name="ce43" office:value-type="float" office:value="13.8554" calcext:value-type="float">
            <text:p>13.8554</text:p>
          </table:table-cell>
          <table:table-cell table:style-name="ce43" office:value-type="float" office:value="13.96" calcext:value-type="float">
            <text:p>13.9600</text:p>
          </table:table-cell>
          <table:table-cell office:value-type="percentage" office:value="0.0706" calcext:value-type="percentage">
            <text:p>7.06%</text:p>
          </table:table-cell>
          <table:table-cell table:formula="of:=[.F32]/[.E32]-1.0014" office:value-type="percentage" office:value="0.00614940312080492" calcext:value-type="percentage">
            <text:p>0.61%</text:p>
          </table:table-cell>
          <table:table-cell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17.31925" calcext:value-type="float">
            <text:p>17.319</text:p>
          </table:table-cell>
          <table:table-cell table:formula="of:=IF([.F32]&lt;[.E32]*1.25; 0; [.I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19" office:value-type="percentage" office:value="0.0176" calcext:value-type="percentage">
            <text:p>1.76%</text:p>
          </table:table-cell>
          <table:table-cell table:style-name="ce22" office:value-type="string" calcext:value-type="string">
            <text:p>人人</text:p>
          </table:table-cell>
          <table:table-cell office:value-type="percentage" office:value="0.0176" calcext:value-type="percentage">
            <text:p>1.76%</text:p>
          </table:table-cell>
          <table:table-cell table:style-name="ce43" office:value-type="float" office:value="10.008" calcext:value-type="float">
            <text:p>10.0080</text:p>
          </table:table-cell>
          <table:table-cell table:style-name="ce43" office:value-type="float" office:value="10.39" calcext:value-type="float">
            <text:p>10.3900</text:p>
          </table:table-cell>
          <table:table-cell office:value-type="percentage" office:value="-0.0048" calcext:value-type="percentage">
            <text:p>-0.48%</text:p>
          </table:table-cell>
          <table:table-cell table:formula="of:=[.F33]/[.E33]-1.0014" office:value-type="percentage" office:value="0.0367694644284573" calcext:value-type="percentage">
            <text:p>3.68%</text:p>
          </table:table-cell>
          <table:table-cell table:formula="of:=IF([.E33]*1.25 &gt; [.F33];[.E33]*1.25; IF([.E33]*1.25^2 &gt; [.F33];[.E33]*1.25^2; IF([.E33]*1.25^3 &gt; [.F33];[.E33]*1.25^3; IF([.E33]*1.25^4 &gt; [.F33];[.E33]*1.25^4; IF([.E33]*1.25^5 &gt; [.F33];[.E33]*1.25^5; IF([.E33]*1.25^6 &gt; [.F33];[.E33]*1.25^6; [.E33]*1.25^7))))))" office:value-type="float" office:value="12.51" calcext:value-type="float">
            <text:p>12.510</text:p>
          </table:table-cell>
          <table:table-cell table:formula="of:=IF([.F33]&lt;[.E33]*1.25; 0; [.I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19" office:value-type="percentage" office:value="0.0158" calcext:value-type="percentage">
            <text:p>1.58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58" calcext:value-type="percentage">
            <text:p>1.58%</text:p>
          </table:table-cell>
          <table:table-cell table:style-name="ce43" office:value-type="float" office:value="337.5" calcext:value-type="float">
            <text:p>337.5000</text:p>
          </table:table-cell>
          <table:table-cell table:style-name="ce43" office:value-type="float" office:value="310.7" calcext:value-type="float">
            <text:p>310.7000</text:p>
          </table:table-cell>
          <table:table-cell office:value-type="percentage" office:value="-0.0426" calcext:value-type="percentage">
            <text:p>-4.26%</text:p>
          </table:table-cell>
          <table:table-cell table:formula="of:=[.F34]/[.E34]-1.0014" office:value-type="percentage" office:value="-0.0808074074074075" calcext:value-type="percentage">
            <text:p>-8.08%</text:p>
          </table:table-cell>
          <table:table-cell table:formula="of:=IF([.E34]*1.25 &gt; [.F34];[.E34]*1.25; IF([.E34]*1.25^2 &gt; [.F34];[.E34]*1.25^2; IF([.E34]*1.25^3 &gt; [.F34];[.E34]*1.25^3; IF([.E34]*1.25^4 &gt; [.F34];[.E34]*1.25^4; IF([.E34]*1.25^5 &gt; [.F34];[.E34]*1.25^5; IF([.E34]*1.25^6 &gt; [.F34];[.E34]*1.25^6; [.E34]*1.25^7))))))" office:value-type="float" office:value="421.875" calcext:value-type="float">
            <text:p>421.875</text:p>
          </table:table-cell>
          <table:table-cell table:formula="of:=IF([.F34]&lt;[.E34]*1.25; 0; [.I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10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7]" office:value-type="float" office:value="101564.944778" calcext:value-type="float">
            <text:p>101564.94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H28:Sheet1.H34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K28:Sheet1.K34">
            <calcext:condition calcext:apply-style-name="Bad" calcext:value="&gt;0" calcext:base-cell-address="Sheet1.K28"/>
          </calcext:conditional-format>
          <calcext:conditional-format calcext:target-range-address="Sheet1.I28:Sheet1.I34">
            <calcext:condition calcext:apply-style-name="Good" calcext:value="&gt;[.E28]*1.25" calcext:base-cell-address="Sheet1.I28"/>
          </calcext:conditional-format>
          <calcext:conditional-format calcext:target-range-address="Sheet1.J28:Sheet1.J34">
            <calcext:condition calcext:apply-style-name="Bad" calcext:value="&gt;0" calcext:base-cell-address="Sheet1.J28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0">00/00/0000</text:date>, <text:time style:data-style-name="N2" text:time-value="16:12:47.712115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12-30T18:24:13.854766671</dc:date>
    <meta:editing-duration>PT15H20M32S</meta:editing-duration>
    <meta:editing-cycles>92</meta:editing-cycles>
    <meta:generator>LibreOffice/5.4.2.2$Linux_X86_64 LibreOffice_project/40m0$Build-2</meta:generator>
    <meta:document-statistic meta:table-count="1" meta:cell-count="339" meta:object-count="0"/>
  </office:meta>
</office:document-meta>
</file>